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99C00007A60F6D287B9.svm"/>
  <manifest:file-entry manifest:media-type="image/png" manifest:full-path="Pictures/10000201000001900000010FA55C59DE.png"/>
  <manifest:file-entry manifest:media-type="image/png" manifest:full-path="Pictures/10000000000003F80000045879806371.png"/>
  <manifest:file-entry manifest:media-type="image/png" manifest:full-path="Pictures/10000000000003FA0000005B4CD97186.png"/>
  <manifest:file-entry manifest:media-type="image/png" manifest:full-path="Pictures/100002010000006400000032481BF7AC.png"/>
  <manifest:file-entry manifest:media-type="image/png" manifest:full-path="Pictures/100002010000019A000000648FC9489C.png"/>
  <manifest:file-entry manifest:media-type="image/png" manifest:full-path="Pictures/1000020100000320000000C8363201F3.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jpeg" manifest:full-path="Pictures/10000000000004D8000006DA82E2847E.jp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5"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9999cc" fo:padding="0.097cm" fo:border="0.035cm solid #000000">
        <style:background-image/>
      </style:table-cell-properties>
    </style:style>
    <style:style style:name="TablaDeRecursosSoftware.B1" style:family="table-cell">
      <style:table-cell-properties fo:background-color="#9999cc"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ccccff"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8" style:family="table">
      <style:table-properties style:width="16.999cm" table:align="margins"/>
    </style:style>
    <style:style style:name="Tabla18.A" style:family="table-column">
      <style:table-column-properties style:column-width="16.999cm" style:rel-column-width="65535*"/>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0.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464cm" style:rel-column-width="13355*"/>
    </style:style>
    <style:style style:name="Tabla15.B" style:family="table-column">
      <style:table-column-properties style:column-width="13.534cm" style:rel-column-width="52180*"/>
    </style:style>
    <style:style style:name="Tabla15.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5.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5.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1.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1.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2" style:family="table">
      <style:table-properties style:width="16.999cm" table:align="margins"/>
    </style:style>
    <style:style style:name="Tabla22.A" style:family="table-column">
      <style:table-column-properties style:column-width="3.464cm" style:rel-column-width="13355*"/>
    </style:style>
    <style:style style:name="Tabla22.B" style:family="table-column">
      <style:table-column-properties style:column-width="13.534cm" style:rel-column-width="52180*"/>
    </style:style>
    <style:style style:name="Tabla22.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2.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2.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2.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2.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2.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tyle="normal" style:font-style-asian="normal" style:font-style-complex="normal"/>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text-properties fo:font-style="italic" fo:font-weight="bold" style:font-style-asian="italic" style:font-weight-asian="bold" style:font-style-complex="italic" style:font-weight-complex="bold"/>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center" style:justify-single-word="false"/>
    </style:style>
    <style:style style:name="P14" style:family="paragraph" style:parent-style-name="Text_20_body">
      <style:paragraph-properties fo:text-align="center" style:justify-single-word="false"/>
      <style:text-properties fo:font-style="italic" style:font-style-asian="italic" style:font-style-complex="italic"/>
    </style:style>
    <style:style style:name="P15" style:family="paragraph" style:parent-style-name="Text_20_body">
      <style:text-properties fo:font-style="italic" fo:font-weight="normal" style:font-style-asian="italic" style:font-weight-asian="normal" style:font-style-complex="italic"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style="normal" style:font-style-asian="normal" style:font-style-complex="normal"/>
    </style:style>
    <style:style style:name="P18" style:family="paragraph" style:parent-style-name="Text_20_body">
      <style:paragraph-properties fo:text-align="start" style:justify-single-word="false"/>
      <style:text-properties fo:font-style="normal" style:font-style-asian="normal" style:font-style-complex="normal"/>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1" style:family="paragraph" style:parent-style-name="Text_20_body">
      <style:text-properties fo:background-color="transparent"/>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end"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text-properties fo:color="#000080" style:font-name="Arial" fo:font-size="9pt" fo:font-weight="normal" style:font-size-asian="9pt" style:font-weight-asian="normal" style:font-size-complex="9pt" style:font-weight-complex="normal"/>
    </style:style>
    <style:style style:name="P26"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7" style:family="paragraph" style:parent-style-name="Text_20_body">
      <style:text-properties style:font-name="Arial" fo:font-size="9pt" fo:font-weight="normal" style:font-size-asian="9pt" style:font-weight-asian="normal" style:font-size-complex="9pt" style:font-weight-complex="normal"/>
    </style:style>
    <style:style style:name="P28"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Text_20_body">
      <style:text-properties fo:language="es" fo:country="ES"/>
    </style:style>
    <style:style style:name="P30" style:family="paragraph" style:parent-style-name="Text_20_body">
      <style:text-properties style:text-underline-style="none" fo:font-weight="normal" style:font-weight-asian="normal" style:font-weight-complex="normal"/>
    </style:style>
    <style:style style:name="P31" style:family="paragraph" style:parent-style-name="Text_20_body">
      <style:paragraph-properties fo:break-before="page"/>
      <style:text-properties fo:background-color="transparent"/>
    </style:style>
    <style:style style:name="P32" style:family="paragraph" style:parent-style-name="Text_20_body">
      <style:paragraph-properties fo:text-align="start" style:justify-single-word="false" fo:break-before="page"/>
      <style:text-properties fo:font-style="normal" style:font-style-asian="normal" style:font-style-complex="normal"/>
    </style:style>
    <style:style style:name="P33" style:family="paragraph" style:parent-style-name="Text_20_body">
      <style:paragraph-properties fo:text-align="center" style:justify-single-word="false" fo:break-before="page"/>
      <style:text-properties fo:font-style="italic" style:font-style-asian="italic" style:font-style-complex="italic"/>
    </style:style>
    <style:style style:name="P34" style:family="paragraph" style:parent-style-name="Contents_20_Heading">
      <style:paragraph-properties fo:break-before="page"/>
    </style:style>
    <style:style style:name="P35" style:family="paragraph" style:parent-style-name="Table_20_Heading">
      <style:paragraph-properties fo:text-align="center" style:justify-single-word="false"/>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Contents_20_3">
      <style:paragraph-properties>
        <style:tab-stops>
          <style:tab-stop style:position="16cm" style:type="right" style:leader-style="dotted" style:leader-text="."/>
        </style:tab-stops>
      </style:paragraph-properties>
    </style:style>
    <style:style style:name="P39" style:family="paragraph" style:parent-style-name="Text_20_body">
      <style:paragraph-properties fo:margin-top="0cm" fo:margin-bottom="0cm"/>
    </style:style>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paragraph-properties fo:text-align="start" style:justify-single-word="false"/>
      <style:text-properties fo:font-style="italic" fo:font-weight="bold" style:font-style-asian="italic" style:font-weight-asian="bold" style:font-style-complex="italic" style:font-weight-complex="bold"/>
    </style:style>
    <style:style style:name="P47" style:family="paragraph" style:parent-style-name="Text_20_body" style:list-style-name="L8">
      <style:paragraph-properties fo:text-align="start" style:justify-single-word="false"/>
    </style:style>
    <style:style style:name="P48" style:family="paragraph" style:parent-style-name="Text_20_body" style:list-style-name="L8">
      <style:paragraph-properties fo:text-align="start" style:justify-single-word="false"/>
      <style:text-properties fo:font-style="normal" fo:font-weight="normal" style:font-style-asian="normal" style:font-weight-asian="normal" style:font-style-complex="normal" style:font-weight-complex="normal"/>
    </style:style>
    <style:style style:name="P49" style:family="paragraph" style:parent-style-name="Text_20_body" style:list-style-name="L13">
      <style:text-properties fo:font-style="normal" fo:font-weight="normal" style:font-style-asian="normal" style:font-weight-asian="normal" style:font-style-complex="normal" style:font-weight-complex="normal"/>
    </style:style>
    <style:style style:name="P50" style:family="paragraph" style:parent-style-name="Text_20_body" style:list-style-name="L10">
      <style:text-properties fo:font-style="normal" style:font-style-asian="normal" style:font-style-complex="normal"/>
    </style:style>
    <style:style style:name="P51" style:family="paragraph" style:parent-style-name="Text_20_body" style:list-style-name="L12">
      <style:text-properties fo:font-style="normal" style:font-style-asian="normal" style:font-style-complex="normal"/>
    </style:style>
    <style:style style:name="P52" style:family="paragraph" style:parent-style-name="Text_20_body" style:list-style-name="L9"/>
    <style:style style:name="P53" style:family="paragraph" style:parent-style-name="Text_20_body" style:list-style-name="L11"/>
    <style:style style:name="P54" style:family="paragraph" style:parent-style-name="Text_20_body" style:list-style-name="L14">
      <style:text-properties fo:font-weight="normal" style:font-weight-asian="normal" style:font-weight-complex="normal"/>
    </style:style>
    <style:style style:name="P55" style:family="paragraph" style:parent-style-name="Text_20_body" style:list-style-name="L15">
      <style:text-properties fo:font-weight="normal" style:font-weight-asian="normal" style:font-weight-complex="normal"/>
    </style:style>
    <style:style style:name="P56" style:family="paragraph" style:parent-style-name="Text_20_body" style:list-style-name="L16">
      <style:text-properties fo:font-weight="normal" style:font-weight-asian="normal" style:font-weight-complex="normal"/>
    </style:style>
    <style:style style:name="P57" style:family="paragraph" style:parent-style-name="Text_20_body" style:list-style-name="L16"/>
    <style:style style:name="P58" style:family="paragraph" style:parent-style-name="Text_20_body" style:list-style-name="L1">
      <style:paragraph-properties fo:margin-top="0cm" fo:margin-bottom="0cm"/>
    </style:style>
    <style:style style:name="P59" style:family="paragraph" style:parent-style-name="Heading_20_1">
      <style:paragraph-properties fo:break-before="page"/>
    </style:style>
    <style:style style:name="P60" style:family="paragraph" style:parent-style-name="Heading_20_2">
      <style:paragraph-properties fo:break-before="page"/>
    </style:style>
    <style:style style:name="P61" style:family="paragraph" style:parent-style-name="Heading_20_3">
      <style:text-properties style:text-underline-style="none" fo:font-weight="normal" style:font-weight-asian="normal" style:font-weight-complex="normal"/>
    </style:style>
    <style:style style:name="P62" style:family="paragraph" style:parent-style-name="Heading_20_3">
      <style:text-properties fo:font-weight="normal" style:font-weight-asian="normal" style:font-weight-complex="normal"/>
    </style:style>
    <style:style style:name="P63" style:family="paragraph" style:parent-style-name="Heading_20_3">
      <style:text-properties fo:font-style="normal" fo:font-weight="normal" style:font-style-asian="normal" style:font-weight-asian="normal" style:font-style-complex="normal" style:font-weight-complex="normal"/>
    </style:style>
    <style:style style:name="P64" style:family="paragraph" style:parent-style-name="Heading_20_3">
      <style:paragraph-properties fo:break-before="page"/>
    </style:style>
    <style:style style:name="P65" style:family="paragraph" style:parent-style-name="Heading_20_3">
      <style:paragraph-properties fo:break-before="page"/>
      <style:text-properties fo:font-weight="normal" style:font-weight-asian="normal" style:font-weight-complex="normal"/>
    </style:style>
    <style:style style:name="P66"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67" style:family="paragraph" style:parent-style-name="Table_20_Contents" style:list-style-name="L17"/>
    <style:style style:name="P68" style:family="paragraph" style:parent-style-name="Table_20_Contents" style:list-style-name="L17">
      <style:text-properties fo:font-weight="normal" style:font-weight-asian="normal" style:font-weight-complex="normal"/>
    </style:style>
    <style:style style:name="P69" style:family="paragraph" style:parent-style-name="Table_20_Contents" style:list-style-name="L20">
      <style:text-properties fo:font-weight="normal" style:font-weight-asian="normal" style:font-weight-complex="normal"/>
    </style:style>
    <style:style style:name="P70" style:family="paragraph" style:parent-style-name="Table_20_Contents" style:list-style-name="L18"/>
    <style:style style:name="P71" style:family="paragraph" style:parent-style-name="Table_20_Contents" style:list-style-name="L19"/>
    <style:style style:name="P72" style:family="paragraph" style:parent-style-name="Table_20_Contents" style:list-style-name="L20"/>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color="#000080" fo:font-style="italic" style:font-style-asian="italic"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5">
        <draw:image xlink:href="Pictures/100002010000036A000000C84C7986B0.png" xlink:type="simple" xlink:show="embed" xlink:actuate="onLoad"/>
      </draw:frame>
      <draw:frame draw:style-name="fr4" draw:name="gráficos5" text:anchor-type="page" text:anchor-page-number="1" svg:y="2.919cm" svg:width="14.462cm" svg:height="3.528cm" draw:z-index="6">
        <draw:image xlink:href="Pictures/100002010000019A000000648FC9489C.png" xlink:type="simple" xlink:show="embed" xlink:actuate="onLoad"/>
      </draw:frame>
      <draw:frame draw:style-name="fr4" draw:name="gráficos9" text:anchor-type="page" text:anchor-page-number="1" svg:y="4.579cm" svg:width="20.5cm" svg:height="5.122cm" draw:z-index="7">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0">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4">Índice de contenido</text:p>
          </text:index-title>
          <text:p text:style-name="P36">Apartado de control de versiones<text:tab/>4</text:p>
          <text:p text:style-name="P36">1. Introducción<text:tab/>5</text:p>
          <text:p text:style-name="P36">2. Declaración de alcance<text:tab/>6</text:p>
          <text:p text:style-name="P37">Objetivos<text:tab/>6</text:p>
          <text:p text:style-name="P37">Especificación a alto nivel<text:tab/>6</text:p>
          <text:p text:style-name="P38">Gestión de pedidos de los clientes<text:tab/>6</text:p>
          <text:p text:style-name="P38">Gestión de cartas<text:tab/>6</text:p>
          <text:p text:style-name="P38">Gestión de ingredientes<text:tab/>7</text:p>
          <text:p text:style-name="P38">Gestión de bebidas<text:tab/>7</text:p>
          <text:p text:style-name="P38">Gestión de facturas<text:tab/>7</text:p>
          <text:p text:style-name="P38">Gestión de pedidos a los proveedores<text:tab/>7</text:p>
          <text:p text:style-name="P38">Estadísticas<text:tab/>7</text:p>
          <text:p text:style-name="P38">Viabilidad<text:tab/>7</text:p>
          <text:p text:style-name="P36">3. Recursos disponibles<text:tab/>8</text:p>
          <text:p text:style-name="P37">Personal y Organización<text:tab/>8</text:p>
          <text:p text:style-name="P37">Hardware y Software<text:tab/>9</text:p>
          <text:p text:style-name="P38">Infraestructura de manutención de código y documentos<text:tab/>11</text:p>
          <text:p text:style-name="P36">4. Estimación de costos<text:tab/>12</text:p>
          <text:p text:style-name="P37">Datos históricos utilizados<text:tab/>12</text:p>
          <text:p text:style-name="P37">Datos para la estimación de costos<text:tab/>12</text:p>
          <text:p text:style-name="P36">5. Planificación temporal<text:tab/>14</text:p>
          <text:p text:style-name="P37">Descripción de tareas<text:tab/>14</text:p>
          <text:p text:style-name="P38">Modelado de requisitos<text:tab/>14</text:p>
          <text:p text:style-name="P38">Análisis<text:tab/>14</text:p>
          <text:p text:style-name="P38">Diseño<text:tab/>15</text:p>
          <text:p text:style-name="P38">Implementación<text:tab/>15</text:p>
          <text:p text:style-name="P38">Prueba<text:tab/>15</text:p>
          <text:p text:style-name="P37">Diagrama de Gantt<text:tab/>15</text:p>
          <text:p text:style-name="P36">6. Análisis de los riesgos<text:tab/>17</text:p>
          <text:p text:style-name="P36">7. Formato de la documentación<text:tab/>18</text:p>
          <text:p text:style-name="P37">1. Estructura de carpetas<text:tab/>18</text:p>
          <text:p text:style-name="P37">2. Documentación<text:tab/>18</text:p>
          <text:p text:style-name="P37"><text:soft-page-break/>3. Estructura en los documentos de código<text:tab/>20</text:p>
          <text:p text:style-name="P38">Reglas semánticas<text:tab/>20</text:p>
          <text:p text:style-name="P38">Denominación de variables<text:tab/>20</text:p>
          <text:p text:style-name="P38">Denominación de funciones<text:tab/>21</text:p>
          <text:p text:style-name="P38">Denominación de clases<text:tab/>21</text:p>
          <text:p text:style-name="P38">Documentación y comentarios<text:tab/>22</text:p>
          <text:p text:style-name="P38">Llaves e identación<text:tab/>22</text:p>
          <text:p text:style-name="P36">Apéndice 0.1<text:tab/>23</text:p>
          <text:p text:style-name="P36">Apéndice 0.2<text:tab/>24</text:p>
          <text:p text:style-name="P36">Apéndice 0.3<text:tab/>25</text:p>
          <text:p text:style-name="P36">Apéndice 0.9<text:tab/>26</text:p>
          <text:p text:style-name="P36">Apéndice 1.0<text:tab/>27</text:p>
        </text:index-body>
      </text:table-of-content>
      <text:p text:style-name="P8"/>
      <text:h text:style-name="P59" text:outline-level="1">Apartado de control de versiones</text:h>
      <text:p text:style-name="P24">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5">Fecha</text:p>
          </table:table-cell>
          <table:table-cell table:style-name="Contrato.C1" office:value-type="string">
            <text:p text:style-name="Table_20_Heading">Descripción</text:p>
          </table:table-cell>
        </table:table-row>
        <table:table-row>
          <table:table-cell table:style-name="Contrato.A2" office:value-type="string">
            <text:p text:style-name="P12">V0.1</text:p>
          </table:table-cell>
          <table:table-cell table:style-name="Contrato.B2" office:value-type="date" office:date-value="2010-03-08">
            <text:p text:style-name="P13">08/03/10</text:p>
          </table:table-cell>
          <table:table-cell table:style-name="Contrato.C2" office:value-type="string">
            <text:p text:style-name="P22">Presentación inicial del documento.</text:p>
          </table:table-cell>
        </table:table-row>
        <table:table-row>
          <table:table-cell table:style-name="Contrato.A2" office:value-type="string">
            <text:p text:style-name="P12">V0.2</text:p>
          </table:table-cell>
          <table:table-cell table:style-name="Contrato.B2" office:value-type="date" office:date-value="2010-03-09">
            <text:p text:style-name="P13">09/03/10</text:p>
          </table:table-cell>
          <table:table-cell table:style-name="Contrato.C2" office:value-type="string">
            <text:p text:style-name="P22">Cambio de plataforma de comunicación al Awacate.</text:p>
          </table:table-cell>
        </table:table-row>
        <table:table-row>
          <table:table-cell table:style-name="Contrato.A2" office:value-type="string">
            <text:p text:style-name="P23">V0.3</text:p>
          </table:table-cell>
          <table:table-cell table:style-name="Contrato.B2" office:value-type="date" office:date-value="2010-03-10">
            <text:p text:style-name="P13">10/03/10</text:p>
          </table:table-cell>
          <table:table-cell table:style-name="Contrato.C2" office:value-type="string">
            <text:p text:style-name="P22">Cambios en el diragrama de Gantt y añadido un nuevo miembro al grupo.</text:p>
          </table:table-cell>
        </table:table-row>
        <table:table-row>
          <table:table-cell table:style-name="Contrato.A2" office:value-type="string">
            <text:p text:style-name="P23">V0.9</text:p>
          </table:table-cell>
          <table:table-cell table:style-name="Contrato.B5" office:value-type="string">
            <text:p text:style-name="P13">13/03/10</text:p>
          </table:table-cell>
          <table:table-cell table:style-name="Contrato.C2" office:value-type="string">
            <text:p text:style-name="P22">Reestructuración completa del documento, añadidos detalles en todos los campos y nuevas secciones.</text:p>
          </table:table-cell>
        </table:table-row>
        <table:table-row>
          <table:table-cell table:style-name="Contrato.A2" office:value-type="string">
            <text:p text:style-name="P23">V1.0</text:p>
          </table:table-cell>
          <table:table-cell table:style-name="Contrato.B5" office:value-type="string">
            <text:p text:style-name="P13">15/03/10</text:p>
          </table:table-cell>
          <table:table-cell table:style-name="Contrato.C2" office:value-type="string">
            <text:p text:style-name="P22">Cambios en la especificación del sistema y añadida información de equipos de los miembros.</text:p>
          </table:table-cell>
        </table:table-row>
      </table:table>
      <text:p text:style-name="Standard"/>
      <text:h text:style-name="P59" text:outline-level="1">1. Introducción</text:h>
      <text:p text:style-name="Text_20_body">Este documento describe la organización y planificación del grupo TouchTeam para el proyecto de Ingeniería del Software 3, al cual hemos denominado SAGRES (Sistema de Administración y Gestión de REStaurantes).</text:p>
      <text:p text:style-name="Text_20_body">Este proyecto se realizará durante el curso 2009/2010 para aprender el desarrollo del ciclo de vida del software. El proyecto se desarrolla durante tres iteraciones.</text:p>
      <text:h text:style-name="P59" text:outline-level="1">2. Declaración de alcance</text:h>
      <text:h text:style-name="Heading_20_2" text:outline-level="2">Objetivos</text:h>
      <text:p text:style-name="Text_20_body">Se desea desarrollar una aplicación para el restaurante del hotel “Duerme Mucho”, para ello el sistema gestionara los pedidos de los clientes, a partir de ella los cocineros gestionaran las cartas del menú, los pedidos de los clientes y <text:s/>los pedidos a los proveedores con el sistema, también el metre gestionara los pedidos de las bebidas y la facturación.</text:p>
      <text:h text:style-name="Heading_20_2" text:outline-level="2">Especificación a alto nivel</text:h>
      <text:h text:style-name="Heading_20_3" text:outline-level="3">Gestión de pedidos de los clientes</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h text:style-name="P61" text:outline-level="3">Gestión de cartas</text:h>
      <text:p text:style-name="P30">Nuestro cocinero elabora la carta un vez cada seis meses, podrá realizar modificaciones puntuales entre ese periodo de 6 meses. Toda modificación se hará con el restaurante cerrado, por tanto no existe riesgo de pedir un plato que esta siendo modificado. La carta esta dividida en distintas secciones:</text:p>
      <text:list xml:id="list35307558" text:style-name="L1">
        <text:list-item>
          <text:p text:style-name="P58">Entradas</text:p>
        </text:list-item>
        <text:list-item>
          <text:p text:style-name="P58">Carnes</text:p>
        </text:list-item>
        <text:list-item>
          <text:p text:style-name="P58">Pescado</text:p>
        </text:list-item>
        <text:list-item>
          <text:p text:style-name="P58">Bebidas</text:p>
        </text:list-item>
        <text:list-item>
          <text:p text:style-name="P58">Postre</text:p>
        </text:list-item>
      </text:list>
      <text:p text:style-name="P39"/>
      <text:p text:style-name="P39"/>
      <text:p text:style-name="Text_20_body">Estas secciones son fijas y no se podrán añadir ni eliminar de la carta.<text:line-break/>La elaboración de la carta consiste en definir platos con sus ingredientes, el gasto de elaboración( asociado a los ingredientes usados ), el precio del plato y modificar platos ya existentes (A la hora de mostrar los platos al cliente, NO se mostraran platos de los cuales no se disponga algún ingrediente. Es posible eliminar algún ingrediente de un plato para un cliente, pero el precio no se modificará.)</text:p>
      <text:h text:style-name="Heading_20_3" text:outline-level="3"><text:soft-page-break/>Gestión de ingredientes</text:h>
      <text:p text:style-name="P30">Cada ingrediente debe tener un mínimo, que cuando sea sobrepasado el cocinero lo añade a una lista para pedir al proveedor.</text:p>
      <text:p text:style-name="P30">El cocinero modificara los ingredientes cuando los ingredientes estén en mal estado, en este caso les elimina. También los ingredientes se modifican cuando se preparan platos, la cantidad la fija el cocinero o bien automáticamente o bien manualmente.</text:p>
      <text:h text:style-name="Heading_20_3" text:outline-level="3">Gestión de bebidas</text:h>
      <text:p text:style-name="P30">Las bebidas deben tener un mínimo, que cuando sea sobrepasado el Metre lo añade a una lista para pedir al proveedor.</text:p>
      <text:h text:style-name="P61" text:outline-level="3">Gestión de facturas</text:h>
      <text:p text:style-name="P30">La facturación se puede dividir en dos formas: si el cliente realiza la comanda en el restaurante deberá pagar al Metre en el mismo lugar, y si el cliente realiza la comanda desde la habitación, pasaran la factura al hotel que posteriormente le cobrará al cliente.</text:p>
      <text:p text:style-name="P30">En la factura debe aparecer el logotipo del restaurante junto con los datos identificativos (nombre, dirección, teléfono, cif, etc...).</text:p>
      <text:p text:style-name="P30">los precios son iguales para ambos tipos de clientes.</text:p>
      <text:h text:style-name="Heading_20_3" text:outline-level="3">Gestión de pedidos a los proveedores</text:h>
      <text:p text:style-name="P30">Cuando la lista de productos a pedir esté preparada el Metre realiza el pedido a los proveedores, a la hora de entrega no habrá ningún tipo de problema como por ejemplo (faltan productos , productos entregados en mal estado etc...) siempre los productos se entregan en bien estado y sin ningún tipo de error. Cuando el pedido se recibe se notifica al sistema y se actualiza el sistema.</text:p>
      <text:h text:style-name="Heading_20_3" text:outline-level="3">Estadísticas</text:h>
      <text:p text:style-name="P16">El sistema generara algunas estadísticas útiles para el restaurante: estadísticas <text:s/>de facturación, Platos mas vendidos o menos vendido, Bebidos mas vendidas o menos vendidas.</text:p>
      <text:h text:style-name="Heading_20_3" text:outline-level="3">Viabilidad</text:h>
      <text:p text:style-name="Text_20_body">Para la conclusión de las tareas anteriormente descritas disponemos de, aproximadamente, 30 días. A priori conocemos que tendremos las etapas de Modelado de requisitos, Análisis, Diseño e Implementación. En principio, suponiendo que llevara una media de una semana por cada etapa, dada la embergadura de las funcionalidades que esperamos completar, vemos que el proyecto por cuestiones de tiempo es viable, teniendo en cuenta los recursos de los que dispondremos.</text:p>
      <text:p text:style-name="Text_20_body">Para ello se han establecido los alcances a realizar para esta primera iteración mediante el diagrama de Gantt, según vayan los objetivos siendo alcanzados o no por los miembros del equipo se hace un estudio de la situación actual en las fechas límites de entrega de trabajos. En caso de que no se cumplan algunas se plantean alternativas, se describen, luego se hace un estudio de inversión en el trabajo y de análisis de riesgos, después se planifican las alternativas y se selecciona la solución mas adecuada.</text:p>
      <text:h text:style-name="Heading_20_1" text:outline-level="1"><text:soft-page-break/>3. Recursos disponibles</text:h>
      <text:h text:style-name="Heading_20_2" text:outline-level="2">Personal y Organización</text:h>
      <text:p text:style-name="Text_20_body">El grupo consta de diez miembros, los cuales listamos a continuación:</text:p>
      <text:list xml:id="list35324524" text:style-name="L2">
        <text:list-item>
          <text:p text:style-name="P40">Dionisio Ruiz, Jose David (j2dr@correo.ugr.es) </text:p>
        </text:list-item>
        <text:list-item>
          <text:p text:style-name="P40">García Sánchez, Ángel (pilli@correo.ugr.es) </text:p>
        </text:list-item>
        <text:list-item>
          <text:p text:style-name="P40">Guerrero Martinez, Daniel (lein@correo.ugr.es) </text:p>
        </text:list-item>
        <text:list-item>
          <text:p text:style-name="P40">Guirado Navarro, Samuel (sgn88@correo.ugr.es) </text:p>
        </text:list-item>
        <text:list-item>
          <text:p text:style-name="P40">Moreno Muñoz, Carlos (camomu@correo.ugr.es) </text:p>
        </text:list-item>
        <text:list-item>
          <text:p text:style-name="P40">Muñoz Soria, Gaspar (gmunozs@correo.ugr.es) </text:p>
        </text:list-item>
        <text:list-item>
          <text:p text:style-name="P40">Pérez Lopera, Adrián Victor (elpelu@correo.ugr.es) </text:p>
        </text:list-item>
        <text:list-item>
          <text:p text:style-name="P40">Rodríguez Lumley, Sergio (lumley@correo.ugr.es) </text:p>
        </text:list-item>
        <text:list-item>
          <text:p text:style-name="P40">Sabeg, Nabil (nsabeg@correo.ugr.es) </text:p>
        </text:list-item>
        <text:list-item>
          <text:p text:style-name="P40">Salas Morales, Carlos (csalasm@correo.ugr.es) </text:p>
        </text:list-item>
      </text:list>
      <text:p text:style-name="Text_20_body">Hemos dividido el grupo en tres pequeños subgrupos, (A, B, C). <text:s/>Estos son:</text:p>
      <text:p text:style-name="Text_20_body"><text:span text:style-name="T3">Equipo C</text:span>: </text:p>
      <text:list xml:id="list35315864" text:style-name="L3">
        <text:list-item>
          <text:p text:style-name="P41">Pérez Lopera, Adrián Victor</text:p>
        </text:list-item>
        <text:list-item>
          <text:p text:style-name="P41">Rodríguez Lumley, Sergio</text:p>
        </text:list-item>
        <text:list-item>
          <text:p text:style-name="P41">Sabeg, Nabil</text:p>
        </text:list-item>
      </text:list>
      <text:p text:style-name="Text_20_body"><text:span text:style-name="T4">Equipo A</text:span>:</text:p>
      <text:list xml:id="list35296011" text:style-name="L4">
        <text:list-item>
          <text:p text:style-name="P42">Guirado Navarro, Samuel</text:p>
        </text:list-item>
        <text:list-item>
          <text:p text:style-name="P42">Moreno Muñoz, Carlos</text:p>
        </text:list-item>
        <text:list-item>
          <text:p text:style-name="P42">Muñoz Soria, Gaspar</text:p>
        </text:list-item>
      </text:list>
      <text:p text:style-name="Text_20_body"><text:span text:style-name="T5">Equipo B</text:span>:</text:p>
      <text:list xml:id="list35299586" text:style-name="L5">
        <text:list-item>
          <text:p text:style-name="P43">Dionisio Ruiz, Jose David</text:p>
        </text:list-item>
        <text:list-item>
          <text:p text:style-name="P43">García Sánchez, Ángel</text:p>
        </text:list-item>
        <text:list-item>
          <text:p text:style-name="P43">Guerrero Martinez, Daniel</text:p>
        </text:list-item>
        <text:list-item>
          <text:p text:style-name="P43">Salas Morales, Carlos</text:p>
        </text:list-item>
      </text:list>
      <text:p text:style-name="Text_20_body">La división de tareas para las tres iteraciones es la siguiente:</text:p>
      <text:list xml:id="list35300000" text:style-name="L6">
        <text:list-item>
          <text:p text:style-name="P44"><text:span text:style-name="T1">Iteración 1</text:span>: <text:span text:style-name="T6">Planificacion (C)</text:span>, <text:span text:style-name="T7">Análisis y Diseño (A)</text:span>, <text:span text:style-name="T8">Implementacion (B)</text:span></text:p>
        </text:list-item>
        <text:list-item>
          <text:p text:style-name="P44"><text:span text:style-name="T1">Iteración 2</text:span>: <text:span text:style-name="T8">Planificacion (B)</text:span>, <text:span text:style-name="T6">Análisis y Diseño (C)</text:span>, <text:span text:style-name="T7">Implementacion (A)</text:span></text:p>
        </text:list-item>
      </text:list>
      <text:list xml:id="list35293429" text:style-name="L7">
        <text:list-item>
          <text:p text:style-name="P45"><text:span text:style-name="T1">Iteración 3</text:span>: <text:span text:style-name="T7">Planificacion (A)</text:span>, <text:span text:style-name="T8">Análisis y Diseño (B)</text:span>, <text:span text:style-name="T6">Implementacion (C)</text:span></text:p>
        </text:list-item>
      </text:list>
      <text:p text:style-name="P21"/>
      <text:p text:style-name="P31"/>
      <text:p text:style-name="P21">Esta división ha sido para asegurar que en la última etapa (Que preveemos, será la más difícil, por las fechas en las que se encuentra) tengamos cuatro miembros en el grupo encargado del Análisis y Diseño, haciendo que sea más asequible terminar el proyecto en los tiempo planeados.</text:p>
      <text:h text:style-name="Heading_20_2" text:outline-level="2">Hardware y Software</text:h>
      <text:p text:style-name="Text_20_body">Todos los miembros del equipo disponen de un PC portátil, con lo que las reuniones entre los subgrupos se podrán realizar en cualquier parte y cualquier fecha.</text:p>
      <text:p text:style-name="Text_20_body"><text:s text:c="3"/></text:p>
      <text:p text:style-name="Text_20_body">El grupo dispone de un servidor remoto privado para realizar las pruebas necesarias de conexión a servidores y para construir el programa deseado.</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4">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Table_20_Heading">Nombre</text:p>
          </table:table-cell>
          <table:table-cell table:style-name="TablaDeRecursosSoftware.B1" office:value-type="string">
            <text:p text:style-name="Table_20_Heading">Versión</text:p>
          </table:table-cell>
          <table:table-cell table:style-name="TablaDeRecursosSoftware.B1" office:value-type="string">
            <text:p text:style-name="Table_20_Heading">Descripción</text:p>
          </table:table-cell>
          <table:table-cell table:style-name="TablaDeRecursosSoftware.B1" office:value-type="string">
            <text:p text:style-name="Table_20_Heading">Campo asociado</text:p>
          </table:table-cell>
          <table:table-cell table:style-name="TablaDeRecursosSoftware.A1" office:value-type="string">
            <text:p text:style-name="Table_20_Heading">Licencia</text:p>
          </table:table-cell>
        </table:table-row>
        <table:table-row>
          <table:table-cell table:style-name="TablaDeRecursosSoftware.A2" office:value-type="string">
            <text:p text:style-name="P11">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1">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1">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1">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4">Tabla 1. Tabla de recursos de software.</text:p>
      <text:p text:style-name="P18"/>
      <text:p text:style-name="P32">A continuación vamos a mostrar los campos en los que generalmente asociaremos el software utilizado y la razón de su selección. Los campos que a continuación se mostrarán, no son los únicos que los utilizarán, sin embargo si será más común que aparezcan ahi:</text:p>
      <text:list xml:id="list35294037" text:style-name="L8">
        <text:list-item>
          <text:p text:style-name="P46">Planificación</text:p>
          <text:list>
            <text:list-item>
              <text:p text:style-name="P47"><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48"><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48"><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46">Análisis y Diseño</text:p>
          <text:list>
            <text:list-item>
              <text:p text:style-name="P48"><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48"><text:span text:style-name="T10">Diagramas UML</text:span>: para la realización de los diagramas UML finales, utilizaremos la herramienta Enterprise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48"><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46">Implementación</text:p>
          <text:list>
            <text:list-item>
              <text:p text:style-name="P48"><text:span text:style-name="T10">Edición de prototipos</text:span>: utilizaremos en principio el programa Axure 5.6, propietario, con licencia de estudiante para la UGR. Esta herramienta nos permite realizar en a penas unas horas un prototipo visual con una apariencia visual muy similar al resultado final y con una aparente funcionalidad (que no será real). Esto nos permitirá avanzar rápidamente por el diseño de la interfaz de usuario.</text:p>
            </text:list-item>
            <text:list-item>
              <text:p text:style-name="P48"><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48"><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0"/>
      <text:p text:style-name="P20"/>
      <text:h text:style-name="Heading_20_3" text:outline-level="3">Infraestructura de manu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i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P20"/>
      <text:p text:style-name="P18"/>
      <text:h text:style-name="P59"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
      <text:h text:style-name="Heading_20_2" text:outline-level="2">Datos para la estimación de costos</text:h>
      <text:p text:style-name="Text_20_body">Para valorar el esfuerzo empleado sobre los subsistemas seleccionados, hemos realizado un boceto de un diagrama de casos de uso, con lo que se puede ver la funcionalidad esperada del sistema al completo y la proporción de lo que debemos realizar en esta iteración.</text:p>
      <text:p text:style-name="Text_20_body"/>
      <text:p text:style-name="Text_20_body">Como podemos comprobar en la figura 1, las funcionalidades que completaremos en esta iteración (Marcadas en Azul celeste, arriba a la derecha, y en Violeta (Arriba)) son el subsistema de gestión de carta y de ingredientes. Todo esto se ha elaborado para hacer una repartición óptima de tareas y una estimación de costos más acertada, sin embargo todo esto es susceptible a cambios.</text:p>
      <text:p text:style-name="Text_20_body"/>
      <text:p text:style-name="P33"><draw:frame draw:style-name="fr5" draw:name="gráficos6" text:anchor-type="paragraph" svg:x="0cm" svg:y="0.012cm" svg:width="16.999cm" svg:height="18.604cm" draw:z-index="3"><draw:image xlink:href="Pictures/10000000000003F80000045879806371.png" xlink:type="simple" xlink:show="embed" xlink:actuate="onLoad"/></draw:frame>Figura 1. Boceto de diagrama de Casos de Uso de sistema.</text:p>
      <text:p text:style-name="Text_20_body"/>
      <text:h text:style-name="P59" text:outline-level="1">5. Planificación temporal</text:h>
      <text:h text:style-name="Heading_20_2" text:outline-level="2">Descripción de tareas</text:h>
      <text:p text:style-name="Text_20_body">Para cada una de las tareas se ha asociado el tiempo estimado de dedicación en horas por los miembros del grupo.</text:p>
      <text:h text:style-name="Heading_20_3" text:outline-level="3">Modelado de requisitos</text:h>
      <text:p text:style-name="Text_20_body"><text:span text:style-name="T2">Tarea 1</text:span>: Realizar el modelado de requisitos funcionales, mediante el diagrama de casos de uso del sistema. (2 horas)</text:p>
      <text:p text:style-name="Text_20_body"><text:span text:style-name="T2">Tarea 2</text:span>: Realizar la especificación detallada de los casos de uso, intentando identificar en cada uno de ellos requisitos no funcionales del problema. (3 horas)</text:p>
      <text:p text:style-name="Text_20_body"><text:span text:style-name="T2">Tarea 3</text:span>: Realizar descomposición del sistema en subsistemas funcionales, mediante el diagrama de paquetes funcionales. (1 hora)</text:p>
      <text:p text:style-name="Text_20_body"><text:span text:style-name="T2">Tarea 4</text:span>: Llevar a cabo la identificación de requisitos no funcionales del problema. (1 hora)</text:p>
      <text:p text:style-name="Text_20_body"><text:span text:style-name="T2">Tarea 5</text:span>: Realizar los diagramas de secuencia del sistema. Se realiza un diagrama por cada caso de uso. (5 horas)</text:p>
      <text:p text:style-name="Text_20_body"><text:span text:style-name="T2">Tarea 6</text:span>: Realizar una lista con las operaciones del sistema. (1 hora)</text:p>
      <text:p text:style-name="Text_20_body"><text:span text:style-name="T2">Tarea 7</text:span>: Revisión del modelado de requisitos. (2 horas)</text:p>
      <text:p text:style-name="Text_20_body"><text:span text:style-name="T2">Tarea 8</text:span>: Realizar el documento de modelado de requisitos. (1 hora)</text:p>
      <text:h text:style-name="Heading_20_3" text:outline-level="3">Análisis</text:h>
      <text:p text:style-name="Text_20_body"><text:span text:style-name="T2">Tarea 9</text:span>: Identificar en el problema las posibles clases, las relaciones que hay entre ellas y sus atributos. (2 horas)</text:p>
      <text:p text:style-name="Text_20_body"><text:span text:style-name="T2">Tarea 10</text:span>: Realizar el diagrama de clases del análisis. (1 hora)</text:p>
      <text:p text:style-name="Text_20_body"><text:span text:style-name="T2">Tarea 11</text:span>: Realizar los contratos de todas las operaciones, obtenidas en los diagramas de secuencia de sistema. (3 horas)</text:p>
      <text:p text:style-name="Text_20_body"><text:span text:style-name="T2">Tarea 12</text:span>: Definir un diagrama de colaboración por cada contrato, teniendo en cuenta el diagrama de clases de análisis definido. (5 horas)</text:p>
      <text:p text:style-name="Text_20_body"><text:span text:style-name="T2">Tarea 13</text:span>: Revisión del análisis. (2 horas)</text:p>
      <text:p text:style-name="Text_20_body"><text:span text:style-name="T2">Tarea 14</text:span>: Realizar el documento de análisis. (1 hora)</text:p>
      <text:p text:style-name="Text_20_body"/>
      <text:h text:style-name="P64" text:outline-level="3">Diseño</text:h>
      <text:p text:style-name="Text_20_body"><text:span text:style-name="T2">Tarea 15</text:span>: Decidir el estilo arquitectónico que se adecúa mejor a la solución. (1 hora)</text:p>
      <text:p text:style-name="Text_20_body"><text:span text:style-name="T2">Tarea 16</text:span>: Definir el diagrama de clases del diseño inicial, obteniéndolo a partir del diagrama de clases del análisis. (1 hora)</text:p>
      <text:p text:style-name="Text_20_body"><text:span text:style-name="T2">Tarea 17</text:span>: Realizar diagrama de paquetes estructurales. Se descompone el diagrama de clases en subsistemas estructurales, utilizando el diagrama de paquetes obtenido en el modelado de requisitos. (1 hora)</text:p>
      <text:p text:style-name="Text_20_body"><text:span text:style-name="T2">Tarea 18</text:span>: Eliminar dependencias cíclicas del diagrama de paquetes estructurales. (2 horas)</text:p>
      <text:p text:style-name="Text_20_body"><text:span text:style-name="T2">Tarea 19</text:span>: Para cada paquete, revisar su diagrama de clases interno, identificando los servicios requeridos y los ofrecidos (interfaces). (3 horas)</text:p>
      <text:p text:style-name="Text_20_body"><text:span text:style-name="T2">Tarea 20</text:span>: Una vez definidas las interfaces de los paquetes, transformar el diagrama de paquetes en un diagrama de componentes. (1 hora)</text:p>
      <text:p text:style-name="Text_20_body"><text:span text:style-name="T2">Tarea 21</text:span>: Elaborar los diagramas de colaboración de diseño, teniendo en cuenta los diagrama de clases de diseño definidos. (4 horas)</text:p>
      <text:p text:style-name="Text_20_body"><text:span text:style-name="T2">Tarea 22</text:span>: Diagrama entidad-relación de la base de datos. (1 hora)</text:p>
      <text:p text:style-name="Text_20_body"><text:span text:style-name="T2">Tarea 23</text:span>: Diagrama relacional de la base de datos. (1 hora)</text:p>
      <text:p text:style-name="Text_20_body"><text:span text:style-name="T2">Tarea 24</text:span>: Realizar el diagrama de despliegue, identificando la ubicación física de cada subsistema estructural. (1 hora)</text:p>
      <text:p text:style-name="Text_20_body"><text:span text:style-name="T2">Tarea 25</text:span>: Diseño de la interfaz de usuario. (3 horas)</text:p>
      <text:p text:style-name="Text_20_body"><text:span text:style-name="T2">Tarea 26</text:span>: Revisión del diseño. (2 horas)</text:p>
      <text:p text:style-name="Text_20_body"><text:span text:style-name="T2">Tarea 27</text:span>: Realizar documento de diseño. (1 hora)</text:p>
      <text:h text:style-name="Heading_20_3" text:outline-level="3">Implementación</text:h>
      <text:p text:style-name="Text_20_body"><text:span text:style-name="T2">Tarea 28</text:span>: Implantación de la base de datos. (2 horas)</text:p>
      <text:p text:style-name="Text_20_body"><text:span text:style-name="T2">Tarea 29</text:span>: Implementación de todas las clases de los subsistemas funcionales. (15 horas)</text:p>
      <text:h text:style-name="Heading_20_3" text:outline-level="3">Prueba</text:h>
      <text:p text:style-name="Text_20_body"><text:span text:style-name="T2">Tarea 30</text:span>: Realizar pruebas de corrección de las funcionalidades del sistema completo desarrollado. (5 horas)</text:p>
      <text:h text:style-name="Heading_20_2" text:outline-level="2">Diagrama de Gantt</text:h>
      <text:p text:style-name="P29"><draw:frame draw:style-name="fr6" draw:name="gráficos10" text:anchor-type="paragraph" svg:width="16.999cm" svg:height="1.519cm" draw:z-index="9"><draw:image xlink:href="Pictures/10000000000003FA0000005B4CD97186.png" xlink:type="simple" xlink:show="embed" xlink:actuate="onLoad"/></draw:frame></text:p>
      <text:h text:style-name="P60" text:outline-level="2"><draw:frame draw:style-name="fr7" draw:name="gráficos7" text:anchor-type="paragraph" svg:y="1.374cm" svg:width="16.999cm" svg:height="21.657cm" draw:z-index="8"><draw:image xlink:href="Pictures/200000070000599C00007A60F6D287B9.svm" xlink:type="simple" xlink:show="embed" xlink:actuate="onLoad"/></draw:frame></text:h>
      <text:p text:style-name="P14">Figura 2. Diagrama de Gantt.</text:p>
      <text:h text:style-name="P59"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No consideraremos los riesgos por fallo del servidor SVN, el grupo de contacto o de conexión a Internet, puesto que todos los miembros disponemos de una red suficientemente fiable en la Universidad de Granada y los servidores de datos son gestionados por una empresa que oferta soluciones software profesionales sin costo, con suficiente redundancia de datos como para mantener todos los datos seguros.</text:p>
      <text:p text:style-name="Text_20_body"/>
      <text:h text:style-name="P59"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4"><draw:frame draw:style-name="fr8" draw:name="gráficos8" text:anchor-type="paragraph" svg:width="7.89cm" svg:height="5.345cm" draw:z-index="4"><draw:image xlink:href="Pictures/10000201000001900000010FA55C59DE.png" xlink:type="simple" xlink:show="embed" xlink:actuate="onLoad"/></draw:frame>Figura 3. Estructura de carpetas.</text:p>
      <text:p text:style-name="P18">Con X el número de la iteración. Esta estructuración permite clonar los documentos en su interior y presentar una plena homogeneidad en el proyecto, ya que un documento dentro de “1_iteración → Planificacio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 Las plantillas creadas son:</text:p>
      <text:list xml:id="list35307347" text:style-name="L9">
        <text:list-item>
          <text:p text:style-name="P52"><text:span text:style-name="T2">Plantilla de Documento</text:span>: para crear un documento sobre una etapa, es la documentación que se entregará en cada hito. Tiene anexado un fichero de cabeceras para el título disponible en cada documento, acorde con el diseño seguido en dicho formato. El diseño ha sido escogido con tonos azules suaves. La razón de coger azules es porque es un color que da tranquilidad y sensación de bienestar, para asegurar que la lectura resulte lo más placentera posible. En detalle, punto por punto y en orden, se define:</text:p>
          <text:list>
            <text:list-item>
              <text:p text:style-name="P52"><text:span text:style-name="T9">Título al completo</text:span>: prediseñado, con logo incluido, será necesario cambiar la versión marcada por la actual, al igual que la iteración.</text:p>
            </text:list-item>
            <text:list-item>
              <text:p text:style-name="P52"><text:span text:style-name="T9">Índice de contenido</text:span>: es autogenerado, sólo es necesario actualizarlo tras cada cambio. El formato de cada nivel es el mismo que el correspondiente con las cabeceras. Detallaremos éstas a continuación.</text:p>
            </text:list-item>
            <text:list-item>
              <text:p text:style-name="P52"><text:soft-page-break/><text:span text:style-name="T9">Apartado de control de versiones</text:span>: presenta una introducción de explicación sobre dicho apartado, además de una tabla con un diseño acorde al del documento, la tabla tiene por 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52"><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text:p>
              <text:list>
                <text:list-item>
                  <text:p text:style-name="P52">Cabecera de nivel 1: La letra es grande 16.1, con un color azul-grisáce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52">Cabecera de nivel 2: La letra es de tamaño 14, en negrita. El color es azul-grisáceo, con sombreado (para ayudar a reconocer los contornos y no confundir el texto con el fondo). Una cabecera de segundo nivel indica que se va a tratar un punto referente al tema tratado en la cabecera de primer nivel.</text:p>
                </text:list-item>
                <text:list-item>
                  <text:p text:style-name="P52">Cabecera de nivel 3: Letra de tamaño 12, sin negrita. El color es azul-grisáceo oscuro. Una cabecera de tercer nivel sencillamente indica que se entra en detalle sobre un apartado tratado en la cabecera de segundo nivel.</text:p>
                </text:list-item>
              </text:list>
            </text:list-item>
            <text:list-item>
              <text:p text:style-name="P52"><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52"><text:span text:style-name="T2">Plantilla de Especificación de casos de uso</text:span>: es una tabla que especifica todos los detalles a enumerar, el formato de las enumeraciones en los cursos de los eventos, tanto normales como alternativos. Se ha utilizado un bordeado azul-grisáce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52"><text:span text:style-name="T2">Plantilla de Contratos</text:span>: es una tabla idéntica a la anterior, con la cabecera de tabla necesaria para detallar un contrato correcto.</text:p>
        </text:list-item>
      </text:list>
      <text:p text:style-name="Text_20_body"><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p text:style-name="Text_20_body">Las cabeceras no pueden terminar en ':'.</text:p>
      <text:p text:style-name="Text_20_body"><text:soft-page-break/>Los documentos siguen todos el nombre de lo que son, terminando con la versión a la que corresponden. Cuando un documento se encuentra finalizado, se realiza una copia en PDF y se comparte con el resto de compañeros, estos documentos <text:span text:style-name="T16">NUNCA</text:span> se borran, son acumulativos. Se le añade al nombre “ v[version]”. El formato especificado queda como sigue: </text:p>
      <table:table table:name="Tabla18" table:style-name="Tabla18">
        <table:table-column table:style-name="Tabla18.A"/>
        <table:table-row>
          <table:table-cell table:style-name="Tabla18.A1" office:value-type="string">
            <text:p text:style-name="P15">Documento de Planificacion v0.2.pdf.</text:p>
          </table:table-cell>
        </table:table-row>
      </table:table>
      <text:h text:style-name="Heading_20_2" text:outline-level="2">3. Estructura en los documentos de código</text:h>
      <text:h text:style-name="P62" text:outline-level="3">Reglas semánticas</text:h>
      <text:p text:style-name="P16">Las siguientes reglas se aplican para el código de Java,<text:span text:style-name="T11"> de PHP y SQL.</text:span></text:p>
      <text:p text:style-name="P16">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5">obtenerEdad(), edad, edadPadre, etc.</text:p>
          </table:table-cell>
        </table:table-row>
      </table:table>
      <text:p text:style-name="P16"/>
      <text:p text:style-name="P16">Por razones de compatibilidad los nombres de variables y métodos no podrán tener caracteres especiales españoles, como 'ñ' o acentos.</text:p>
      <text:p text:style-name="P16">*<text:span text:style-name="T9">Hay dos tipos de funciones que, por facilidad de escritura no estarán en español, estas son las funciones de asignación y de devolución de valor.</text:span></text:p>
      <text:h text:style-name="P62" text:outline-level="3">Denominación de variables</text:h>
      <text:p text:style-name="P16">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5">gEdad, gEdadPadre</text:p>
          </table:table-cell>
        </table:table-row>
      </table:table>
      <text:p text:style-name="P16"/>
      <text:p text:style-name="P16">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6">Las constantes no seguirán las regla de “<text:span text:style-name="T9">Camel Case</text:span>” ya que estarán totalmente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5">EDAD, EDAD_PADRE</text:p>
          </table:table-cell>
        </table:table-row>
      </table:table>
      <text:p text:style-name="Text_20_body"/>
      <text:h text:style-name="P65" text:outline-level="3">Denominación de funciones</text:h>
      <text:p text:style-name="P17">Para la denominación de funciones tendremos en cuenta cuatro partes, la denominación de funciones genéricas, funciones booleanas, funciones de obtención de valor y funciones de asignación de valor:</text:p>
      <text:list xml:id="list35299460" text:style-name="L10">
        <text:list-item>
          <text:p text:style-name="P50"><text:span text:style-name="T15">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5">pinta(...), conecta(...), pintaVentana(...)</text:p>
          </table:table-cell>
        </table:table-row>
      </table:table>
      <text:p text:style-name="P9"/>
      <text:list xml:id="list35306035" text:style-name="L11">
        <text:list-item>
          <text:list>
            <text:list-item>
              <text:list>
                <text:list-item>
                  <text:p text:style-name="P53"><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5">estaLleno(...), estaConectado(...)</text:p>
          </table:table-cell>
        </table:table-row>
      </table:table>
      <text:p text:style-name="P17"/>
      <text:list xml:id="list35313497" text:style-name="L12">
        <text:list-item>
          <text:p text:style-name="P51"><text:span text:style-name="T15">Funciones de asignación de valor</text:span>: asignan un valor a algún dato (generalmente perteneciente a una clase), como excepción anteriormente mencionada, estas comenzarán por “set“ seguido del nombre (<text:span text:style-name="T14">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5">ventana.setAltura(x);</text:p>
          </table:table-cell>
        </table:table-row>
      </table:table>
      <text:p text:style-name="P19"/>
      <text:list xml:id="list35298181" text:style-name="L13">
        <text:list-item>
          <text:p text:style-name="P49"><text:span text:style-name="T15">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5">ventana.getAltura(x);</text:p>
          </table:table-cell>
        </table:table-row>
      </table:table>
      <text:h text:style-name="P63" text:outline-level="3">Denominación de clases</text:h>
      <text:p text:style-name="P19">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5">Ventana, Fecha, Persona</text:p>
          </table:table-cell>
        </table:table-row>
      </table:table>
      <text:p text:style-name="P17"/>
      <text:h text:style-name="P66" text:outline-level="3">Documentación y comentarios</text:h>
      <text:p text:style-name="P16">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28">Integer numero=0;</text:p>
            <text:p text:style-name="P28">while(numero&lt;5){</text:p>
            <text:p text:style-name="P27"><text:span text:style-name="T9"><text:tab/>imprimir objeto.getNombre(numero++); <text:tab/></text:span><text:span text:style-name="T17">// Aumentamos el valor de numero tras obtener </text:span></text:p>
            <text:p text:style-name="P26"><text:tab/><text:tab/><text:tab/><text:tab/><text:tab/><text:tab/>// el nombre del numero deseado</text:p>
            <text:p text:style-name="P28">}</text:p>
          </table:table-cell>
        </table:table-row>
      </table:table>
      <text:p text:style-name="P16">Para documentar el código, se utiliza la estructura de JavaDoc, esta estructura queda como sigue:</text:p>
      <text:p text:style-name="P16">Antes de cada función:</text:p>
      <table:table table:name="Tabla11" table:style-name="Tabla11">
        <table:table-column table:style-name="Tabla11.A"/>
        <table:table-row>
          <table:table-cell table:style-name="Tabla11.A1" office:value-type="string">
            <text:p text:style-name="P25">/**</text:p>
            <text:p text:style-name="P25">* Una descripción muy corta de lo que hace la función.</text:p>
            <text:p text:style-name="P25">* @param &lt;parámetro&gt; <text:s/>- descripción del parámetro &lt;parámetro&gt; (uno por cada parámetro)</text:p>
            <text:p text:style-name="P25">* @return <text:tab/>- si la<text:span text:style-name="T11"> función no es de tipo “void“ se pondrá una descripción del valor de retorno</text:span></text:p>
            <text:p text:style-name="P25">* @throw<text:tab/>- si esta función puede lanzar una excepción se pondrá una descripción ella</text:p>
            <text:p text:style-name="P26">*/</text:p>
          </table:table-cell>
        </table:table-row>
      </table:table>
      <text:p text:style-name="P16">Antes de cada clase:</text:p>
      <table:table table:name="Tabla12" table:style-name="Tabla12">
        <table:table-column table:style-name="Tabla12.A"/>
        <table:table-row>
          <table:table-cell table:style-name="Tabla12.A1" office:value-type="string">
            <text:p text:style-name="P25">/**</text:p>
            <text:p text:style-name="P25">* Una descripción muy corta sobre el cometido de la clase</text:p>
            <text:p text:style-name="P25">* @author<text:tab/>- el nombre de persona que ha implementado esta clase</text:p>
            <text:p text:style-name="P26">*/</text:p>
          </table:table-cell>
        </table:table-row>
      </table:table>
      <text:h text:style-name="P62" text:outline-level="3">Llaves e identación</text:h>
      <text:p text:style-name="P16">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6">Despue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6">while(...) {<text:line-break/><text:tab/>if (...) {<text:line-break/><text:tab/><text:tab/>// código<text:line-break/><text:tab/><text:tab/>// código<text:line-break/><text:tab/><text:tab/>// código<text:line-break/><text:tab/>}<text:line-break/>}</text:p>
          </table:table-cell>
        </table:table-row>
      </table:table>
      <text:p text:style-name="P16"/>
      <text:h text:style-name="P59" text:outline-level="1">Apéndice 0.1</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2">08/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35302808" text:style-name="L14">
              <text:list-item>
                <text:p text:style-name="P54">Se ha generado el documento de planificación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h text:style-name="P59" text:outline-level="1">Apéndice 0.2</text:h>
      <text:p text:style-name="Text_20_body"/>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2">09/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Google Groups no tiene capacidad de gestionar tareas, el sistema de subida de ficheros es muy básico, no permite estructura de directorios, con el caos que ello conlleva.</text:p>
          </table:table-cell>
        </table:table-row>
        <table:table-row>
          <table:table-cell table:style-name="Tabla20.A2" office:value-type="string">
            <text:p text:style-name="Table_20_Heading">Impacto del problema</text:p>
          </table:table-cell>
          <table:table-cell table:style-name="Tabla20.B2" office:value-type="string">
            <text:p text:style-name="Table_20_Contents">Un trabajo en equipo más desorganizado y más difícil localizar ficheros y distinguir a qué subgrupo e iteración pertenecen.</text:p>
          </table:table-cell>
        </table:table-row>
        <table:table-row>
          <table:table-cell table:style-name="Tabla20.A2" office:value-type="string">
            <text:p text:style-name="Table_20_Heading">Soluciones adoptadas</text:p>
          </table:table-cell>
          <table:table-cell table:style-name="Tabla20.B2" office:value-type="string">
            <text:list xml:id="list35293006" text:style-name="L15">
              <text:list-item>
                <text:p text:style-name="P55">Se ha realizado una modificación en la página 6, en la tabla “TablaDeRecursosSoftware”, se ha cambiado el sistema Google Groups por el sistema Awacate como gestor de comunicaciones del grupo, el cual si gestiona tareas, dispone de foro y permite crear una jerarquía de carpetas.</text:p>
              </text:list-item>
            </text:list>
          </table:table-cell>
        </table:table-row>
        <table:table-row>
          <table:table-cell table:style-name="Tabla20.A5" office:value-type="string">
            <text:p text:style-name="Table_20_Heading">Anexos a la versión</text:p>
          </table:table-cell>
          <table:table-cell table:style-name="Tabla20.B5">
            <text:p text:style-name="Table_20_Contents"/>
          </table:table-cell>
        </table:table-row>
      </table:table>
      <text:p text:style-name="Standard"/>
      <text:p text:style-name="Standard"/>
      <text:h text:style-name="P59" text:outline-level="1">Apéndice 0.3</text:h>
      <text:p text:style-name="Text_20_body"/>
      <table:table table:name="Tabla15" table:style-name="Tabla15">
        <table:table-column table:style-name="Tabla15.A"/>
        <table:table-column table:style-name="Tabla15.B"/>
        <table:table-row>
          <table:table-cell table:style-name="Tabla15.A1" office:value-type="string">
            <text:p text:style-name="Table_20_Heading">Fecha</text:p>
          </table:table-cell>
          <table:table-cell table:style-name="Tabla15.B1" office:value-type="string">
            <text:p text:style-name="P12">10/03/10</text:p>
          </table:table-cell>
        </table:table-row>
        <table:table-row>
          <table:table-cell table:style-name="Tabla15.A2" office:value-type="string">
            <text:p text:style-name="Table_20_Heading">Descripción del problema</text:p>
          </table:table-cell>
          <table:table-cell table:style-name="Tabla15.B2" office:value-type="string">
            <text:p text:style-name="Table_20_Contents">Ha entrado un nuevo miembro en el equipo, hay que asignarle una función y un subgrupo. El diagrama de Gantt no reflejaba los hitos deseados. El documento presentaba pequeños errores de expresión y ortografía.</text:p>
          </table:table-cell>
        </table:table-row>
        <table:table-row>
          <table:table-cell table:style-name="Tabla15.A2" office:value-type="string">
            <text:p text:style-name="Table_20_Heading">Impacto del problema</text:p>
          </table:table-cell>
          <table:table-cell table:style-name="Tabla15.B2" office:value-type="string">
            <text:p text:style-name="Table_20_Contents">El nuevo miembro necesita tener asignado un trabajo para continuar con el correcto funcionamiento del grupo. Sin los hitos reflejados no se puede saber en qué fechas se espera entregar cada documento.</text:p>
          </table:table-cell>
        </table:table-row>
        <table:table-row>
          <table:table-cell table:style-name="Tabla15.A2" office:value-type="string">
            <text:p text:style-name="Table_20_Heading">Soluciones adoptadas</text:p>
          </table:table-cell>
          <table:table-cell table:style-name="Tabla15.B2" office:value-type="string">
            <text:list xml:id="list35293021" text:style-name="L16">
              <text:list-item>
                <text:p text:style-name="P57">Añadido un nuevo miembro al grupo de implementación.</text:p>
              </text:list-item>
              <text:list-item>
                <text:p text:style-name="P57">Añadidos hitos al diagrama de Gantt, figura 2.</text:p>
              </text:list-item>
              <text:list-item>
                <text:p text:style-name="P57">Se han corregido errores en el diseño de la lista de tareas.</text:p>
              </text:list-item>
              <text:list-item>
                <text:p text:style-name="P57">Corregida una expresión en el apartado de “Análisis de los Riesgos”.</text:p>
              </text:list-item>
              <text:list-item>
                <text:p text:style-name="P56">Corregidos errores en el índice (No aparecía el Apéndice 0.2).</text:p>
              </text:list-item>
            </text:list>
          </table:table-cell>
        </table:table-row>
        <table:table-row>
          <table:table-cell table:style-name="Tabla15.A5" office:value-type="string">
            <text:p text:style-name="Table_20_Heading">Anexos a la versión</text:p>
          </table:table-cell>
          <table:table-cell table:style-name="Tabla15.B5">
            <text:p text:style-name="Table_20_Contents"/>
          </table:table-cell>
        </table:table-row>
      </table:table>
      <text:p text:style-name="Standard"/>
      <text:p text:style-name="Standard"/>
      <text:h text:style-name="P59" text:outline-level="1">Apéndice 0.9</text:h>
      <text:p text:style-name="Text_20_body"/>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string">
            <text:p text:style-name="P12">13/03/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El documento tenía errores de diseño en la portada, en la lista de versiones y en los documentos de control de cambio. El documento no entraba en detalle en la gran mayoría de los puntos tratados. Se necesitaba especificar el formato de generación de código y de los documentos. </text:p>
            <text:p text:style-name="Table_20_Contents">Faltaban tareas por tratar en la organización temporal. Necesitábamos una descripción del funcionamiento las operaciones a nivel de diseño, de manera que pudiéramos tenerlas en cuenta en la implementación. También tener en cuenta el diseño de la base de datos. Otra tarea faltante era conocer el aspecto que debería tener el programa, realizar un diseño de su interfaz. Por último era necesario conocer cuándo se montaría la base de datos.</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Los errores de diseño estropean la lectura, lo que hace el documento más difícil de leer y entender. No entrar en detalle en cada tema supone tener cierto desconocimiento acerca del funcionamiento del grupo y de las decisiones tomadas. El no especificar los formatos conlleva a encontrar documentos y códigos de forma distinta, dando una lectura y comprensión del código más complicada e incómoda de leer. Sin las tareas faltantes, no se puede conocer cuándo se deberían de tratar y, con mayor riesgo, descubrir su importancia con demasiado retraso, lo que podría llevar a tener el trabajo inacabado llegado el momento. </text:p>
          </table:table-cell>
        </table:table-row>
        <table:table-row>
          <table:table-cell table:style-name="Tabla21.A2" office:value-type="string">
            <text:p text:style-name="Table_20_Heading">Soluciones adoptadas</text:p>
          </table:table-cell>
          <table:table-cell table:style-name="Tabla21.B2" office:value-type="string">
            <text:list xml:id="list35317966" text:style-name="L17">
              <text:list-item>
                <text:p text:style-name="P67">Se ha rediseñado la portada, la lista de versiones y el documento de control de versiones.</text:p>
              </text:list-item>
              <text:list-item>
                <text:p text:style-name="P67">Se ha añadido una introducción.</text:p>
              </text:list-item>
              <text:list-item>
                <text:p text:style-name="P67">Se han especificado con detalle los puntos “Recursos disponibles”, “Planificación temporal” y “Análisis de los riesgos”.</text:p>
              </text:list-item>
              <text:list-item>
                <text:p text:style-name="P67">Se ha añadido una nueva sección “Formato de la documentación”, en la cual se especifican todos los formatos a seguir y las razones de su elección.</text:p>
              </text:list-item>
              <text:list-item>
                <text:p text:style-name="P67">Se ha añadido la tarea 21, elaborar los diagramas de colaboración de diseño, teniendo en cuenta los diagramad de clases de diseño definidos.</text:p>
              </text:list-item>
              <text:list-item>
                <text:p text:style-name="P67">Se ha añadido la tarea 22, diagrama entidad-relación de la base de datos. </text:p>
              </text:list-item>
              <text:list-item>
                <text:p text:style-name="P67">Se ha añadido la tarea 23, diagrama relacional de la base de datos. </text:p>
              </text:list-item>
              <text:list-item>
                <text:p text:style-name="P67">Se ha añadido la tarea 25, diseño de la interfaz de usuario.</text:p>
              </text:list-item>
              <text:list-item>
                <text:p text:style-name="P67">Se ha añadido la tarea 28, implantación de la base de datos. </text:p>
              </text:list-item>
              <text:list-item>
                <text:p text:style-name="P68">Se ha modificado el diagrama de Gantt (Figura 2).</text:p>
              </text:list-item>
            </text:list>
          </table:table-cell>
        </table:table-row>
        <table:table-row>
          <table:table-cell table:style-name="Tabla21.A5" office:value-type="string">
            <text:p text:style-name="Table_20_Heading">Anexos a la versión</text:p>
          </table:table-cell>
          <table:table-cell table:style-name="Tabla21.B5">
            <text:p text:style-name="Table_20_Contents"/>
          </table:table-cell>
        </table:table-row>
      </table:table>
      <text:p text:style-name="Standard"/>
      <text:p text:style-name="Standard"/>
      <text:h text:style-name="P59" text:outline-level="1">Apéndice 1.0</text:h>
      <text:p text:style-name="Text_20_body"/>
      <table:table table:name="Tabla22" table:style-name="Tabla22">
        <table:table-column table:style-name="Tabla22.A"/>
        <table:table-column table:style-name="Tabla22.B"/>
        <table:table-row>
          <table:table-cell table:style-name="Tabla22.A1" office:value-type="string">
            <text:p text:style-name="Table_20_Heading">Fecha</text:p>
          </table:table-cell>
          <table:table-cell table:style-name="Tabla22.B1" office:value-type="string">
            <text:p text:style-name="P12">15/03/10</text:p>
          </table:table-cell>
        </table:table-row>
        <table:table-row>
          <table:table-cell table:style-name="Tabla22.A2" office:value-type="string">
            <text:p text:style-name="Table_20_Heading">Descripción del problema</text:p>
          </table:table-cell>
          <table:table-cell table:style-name="Tabla22.B2" office:value-type="string">
            <text:list xml:id="list35308565" text:style-name="L18">
              <text:list-item>
                <text:p text:style-name="P70">El esquema de colores completo puede resultar un problema a la hora de leer el documento.</text:p>
              </text:list-item>
              <text:list-item>
                <text:p text:style-name="P70">Las especificaciones a alto nivel no reflejaban toda la funcionalidad esperada del sistema.</text:p>
              </text:list-item>
            </text:list>
          </table:table-cell>
        </table:table-row>
        <table:table-row>
          <table:table-cell table:style-name="Tabla22.A2" office:value-type="string">
            <text:p text:style-name="Table_20_Heading">Impacto del problema</text:p>
          </table:table-cell>
          <table:table-cell table:style-name="Tabla22.B2" office:value-type="string">
            <text:list xml:id="list35292720" text:style-name="L19">
              <text:list-item>
                <text:p text:style-name="P71">El lector podría cansarse durante la lectura y producir molestias en la visión si el brillo es demasiado fuerte.</text:p>
              </text:list-item>
              <text:list-item>
                <text:p text:style-name="P71">El equipo podría no tener en cuenta todos los detalles que el cliente pidió.</text:p>
              </text:list-item>
            </text:list>
          </table:table-cell>
        </table:table-row>
        <table:table-row>
          <table:table-cell table:style-name="Tabla22.A2" office:value-type="string">
            <text:p text:style-name="Table_20_Heading">Soluciones adoptadas</text:p>
          </table:table-cell>
          <table:table-cell table:style-name="Tabla22.B2" office:value-type="string">
            <text:list xml:id="list35350376" text:continue-list="list35317966" text:style-name="L17">
              <text:list-item>
                <text:p text:style-name="P67">Se ha rediseñado el esquema de colores completo del logotipo y del documento, así como de todas sus plantillas.</text:p>
              </text:list-item>
            </text:list>
            <text:list xml:id="list35294203" text:style-name="L20">
              <text:list-item>
                <text:p text:style-name="P72">Se ha añadido la especificación del sistema.</text:p>
              </text:list-item>
              <text:list-item>
                <text:p text:style-name="P72">La especificación que consta de los siguientes apartados:</text:p>
                <text:list>
                  <text:list-item>
                    <text:p text:style-name="P72">Una pequeña descripción del sistema, que consta de los siguientes apartados:</text:p>
                    <text:list>
                      <text:list-item>
                        <text:p text:style-name="P72">Gestión de pedidos de los clientes.</text:p>
                      </text:list-item>
                      <text:list-item>
                        <text:p text:style-name="P72">Gestión de Cartas.</text:p>
                      </text:list-item>
                      <text:list-item>
                        <text:p text:style-name="P72">Gestión de Ingredientes.</text:p>
                      </text:list-item>
                      <text:list-item>
                        <text:p text:style-name="P72">Gestión de Bebidas.</text:p>
                      </text:list-item>
                      <text:list-item>
                        <text:p text:style-name="P72">Gestión de facturas.</text:p>
                      </text:list-item>
                      <text:list-item>
                        <text:p text:style-name="P72">Gestión de pedidos a los proveedores.</text:p>
                      </text:list-item>
                      <text:list-item>
                        <text:p text:style-name="P69">Estadísticas.</text:p>
                      </text:list-item>
                    </text:list>
                  </text:list-item>
                </text:list>
              </text:list-item>
            </text:list>
          </table:table-cell>
        </table:table-row>
        <table:table-row>
          <table:table-cell table:style-name="Tabla22.A5" office:value-type="string">
            <text:p text:style-name="Table_20_Heading">Anexos a la versión</text:p>
          </table:table-cell>
          <table:table-cell table:style-name="Tabla22.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08T18:59:46.90</meta:creation-date>
    <meta:generator>OpenOffice.org/3.1$Win32 OpenOffice.org_project/310m11$Build-9399</meta:generator>
    <meta:editing-duration>PT16H14M33S</meta:editing-duration>
    <meta:editing-cycles>85</meta:editing-cycles>
    <meta:initial-creator>Sergio Rodriguez Lumley</meta:initial-creator>
    <dc:date>2010-03-15T15:24:19.23</dc:date>
    <dc:creator>Sergio Rodriguez Lumley</dc:creator>
    <meta:document-statistic meta:table-count="21" meta:image-count="10" meta:object-count="0" meta:page-count="27" meta:paragraph-count="421" meta:word-count="6062" meta:character-count="37402"/>
  </office:meta>
</office:document-meta>
</file>